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IDEL ALBERTO IRURI ROB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NUTRICENTRO IRURI E.I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IRURI ROBLES, FIDEL ALBER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ISPE GAMARRA, ANDRES WILIA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4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5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4653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6:51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